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86331"/>
    </style:style>
    <style:style style:name="P2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86331"/>
    </style:style>
    <style:style style:name="P3" style:family="paragraph" style:parent-style-name="Preformatted_20_Text">
      <style:paragraph-properties fo:orphans="1" style:writing-mode="lr-tb"/>
      <style:text-properties officeooo:paragraph-rsid="00086331"/>
    </style:style>
    <style:style style:name="P4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86331"/>
    </style:style>
    <style:style style:name="P5" style:family="paragraph" style:parent-style-name="Preformatted_20_Text">
      <style:paragraph-properties fo:margin-top="0in" fo:margin-bottom="0.1965in" style:contextual-spacing="false" fo:orphans="1"/>
      <style:text-properties officeooo:paragraph-rsid="00086331"/>
    </style:style>
    <style:style style:name="P6" style:family="paragraph" style:parent-style-name="Preformatted_20_Text">
      <style:paragraph-properties fo:orphans="1"/>
      <style:text-properties officeooo:paragraph-rsid="00086331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086331"/>
    </style:style>
    <style:style style:name="P8" style:family="paragraph" style:parent-style-name="Text_20_body" style:list-style-name="L1">
      <style:text-properties officeooo:paragraph-rsid="00086331"/>
    </style:style>
    <style:style style:name="P9" style:family="paragraph" style:parent-style-name="Text_20_body">
      <style:paragraph-properties fo:orphans="1"/>
      <style:text-properties officeooo:paragraph-rsid="00086331"/>
    </style:style>
    <style:style style:name="P10" style:family="paragraph" style:parent-style-name="Text_20_body">
      <style:text-properties officeooo:paragraph-rsid="0008633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# Higher-Order Quantum Field Model for Prime Residue Eigenstates</text:span></text:p>
      <text:p text:style-name="P3"/>
      <text:p text:style-name="P3"><text:span text:style-name="Source_20_Text">def higher_order_quantum_field_operator(prime_residues, lambda_coeff=0.1, interaction_strength=0.05):</text:span></text:p>
      <text:p text:style-name="P3"><text:span text:style-name="Source_20_Text"><text:s text:c="4"/>"""Constructs a higher-order quantum field operator for prime residues."""</text:span></text:p>
      <text:p text:style-name="P3"><text:span text:style-name="Source_20_Text"><text:s text:c="4"/>N = len(prime_residues)</text:span></text:p>
      <text:p text:style-name="P3"><text:span text:style-name="Source_20_Text"><text:s text:c="4"/>H = np.zeros((N, N))</text:span></text:p>
      <text:p text:style-name="P3"/>
      <text:p text:style-name="P3"><text:span text:style-name="Source_20_Text"><text:s text:c="4"/>for i in range(N):</text:span></text:p>
      <text:p text:style-name="P3"><text:span text:style-name="Source_20_Text"><text:s text:c="8"/>for j in range(N):</text:span></text:p>
      <text:p text:style-name="P3"><text:span text:style-name="Source_20_Text"><text:s text:c="12"/>distance = np.abs(i - j) / N</text:span></text:p>
      <text:p text:style-name="P3"><text:span text:style-name="Source_20_Text"><text:s text:c="12"/>H[i, j] = np.exp(-distance) * np.sin(np.pi * prime_residues[i] / 3) <text:s/># First-order interaction</text:span></text:p>
      <text:p text:style-name="P3"><text:span text:style-name="Source_20_Text"><text:s text:c="12"/>H[i, j] += (lambda_coeff / (1 + distance)) * np.abs(prime_residues[i] * prime_residues[j]) <text:s/># Nonlinear</text:span></text:p>
      <text:p text:style-name="P3"><text:span text:style-name="Source_20_Text"><text:s text:c="12"/>H[i, j] += interaction_strength * np.cos(2 * np.pi * prime_residues[i] * prime_residues[j] / 9) <text:s/># Higher-order</text:span></text:p>
      <text:p text:style-name="P3"/>
      <text:p text:style-name="P3"><text:span text:style-name="Source_20_Text"><text:s text:c="4"/>return H</text:span></text:p>
      <text:p text:style-name="P3"/>
      <text:p text:style-name="P3"><text:span text:style-name="Source_20_Text"># Compute higher-order quantum field operator</text:span></text:p>
      <text:p text:style-name="P3"><text:span text:style-name="Source_20_Text">H_higher_order = higher_order_quantum_field_operator(mod_3_residues)</text:span></text:p>
      <text:p text:style-name="P3"/>
      <text:p text:style-name="P3"><text:span text:style-name="Source_20_Text"># Compute eigenvalues of the higher-order system</text:span></text:p>
      <text:p text:style-name="P3"><text:span text:style-name="Source_20_Text">eigenvalues_H_higher_order, eigenvectors_H_higher_order = eigsh(H_higher_order, k=5, which='SM') <text:s/># Smallest eigenvalues</text:span></text:p>
      <text:p text:style-name="P3"/>
      <text:p text:style-name="P3"><text:span text:style-name="Source_20_Text"># Plot higher-order quantum field eigenstates</text:span></text:p>
      <text:p text:style-name="P3"><text:span text:style-name="Source_20_Text">plt.figure(figsize=(8, 4))</text:span></text:p>
      <text:p text:style-name="P3"><text:span text:style-name="Source_20_Text">for i in range(5):</text:span></text:p>
      <text:p text:style-name="P3"><text:span text:style-name="Source_20_Text"><text:s text:c="4"/>plt.plot(np.abs(eigenvectors_H_higher_order[:, i])**2, label=f"State {i+1}")</text:span></text:p>
      <text:p text:style-name="P3"/>
      <text:p text:style-name="P3"><text:span text:style-name="Source_20_Text">plt.title("Higher-Order Quantum Field States for Prime Residues")</text:span></text:p>
      <text:p text:style-name="P3"><text:span text:style-name="Source_20_Text">plt.xlabel("Position Index")</text:span></text:p>
      <text:p text:style-name="P3"><text:span text:style-name="Source_20_Text">plt.ylabel("Probability Density")</text:span></text:p>
      <text:p text:style-name="P3"><text:span text:style-name="Source_20_Text">plt.legend()</text:span></text:p>
      <text:p text:style-name="P3"><text:span text:style-name="Source_20_Text">plt.grid(True)</text:span></text:p>
      <text:p text:style-name="P3"><text:span text:style-name="Source_20_Text">plt.show()</text:span></text:p>
      <text:p text:style-name="P3"/>
      <text:p text:style-name="P3"><text:span text:style-name="Source_20_Text"># Compute mean energy of higher-order prime residue quantum states</text:span></text:p>
      <text:p text:style-name="P3"><text:span text:style-name="Source_20_Text">mean_higher_order_energy = np.mean(eigenvalues_H_higher_order)</text:span></text:p>
      <text:p text:style-name="P3"/>
      <text:p text:style-name="P3"><text:span text:style-name="Source_20_Text"># Return mean quantum energy measurement</text:span></text:p>
      <text:p text:style-name="P4"><text:span text:style-name="Source_20_Text">mean_higher_order_energy</text:span></text:p>
      <text:p text:style-name="P6">---------------------------------------------------------------------------</text:p>
      <text:p text:style-name="P6">ArpackNoConvergence <text:s text:c="22"/>Traceback (most recent call last)</text:p>
      <text:p text:style-name="P6">Cell In[22], line 21</text:p>
      <text:p text:style-name="P6"><text:s text:c="5"/>18 H_higher_order = higher_order_quantum_field_operator(mod_3_residues)</text:p>
      <text:p text:style-name="P6"><text:s text:c="5"/>20 # Compute eigenvalues of the higher-order system</text:p>
      <text:p text:style-name="P6">---&gt; 21 eigenvalues_H_higher_order, eigenvectors_H_higher_order = eigsh(H_higher_order, k=5, which='SM') <text:s/># Smallest eigenvalues</text:p>
      <text:p text:style-name="P6"><text:s text:c="5"/>23 # Plot higher-order quantum field eigenstates</text:p>
      <text:p text:style-name="P6"><text:s text:c="5"/>24 plt.figure(figsize=(8, 4))</text:p>
      <text:p text:style-name="P6"/>
      <text:p text:style-name="P6">File ~/.local/lib/python3.11/site-packages/scipy/sparse/linalg/_eigen/arpack/arpack.py:1689, in eigsh(A, k, M, sigma, which, v0, ncv, maxiter, tol, return_eigenvectors, Minv, OPinv, mode)</text:p>
      <text:p text:style-name="P6"><text:s text:c="3"/>1687 with _ARPACK_LOCK:</text:p>
      <text:p text:style-name="P6"><text:soft-page-break/><text:s text:c="3"/>1688 <text:s text:c="4"/>while not params.converged:</text:p>
      <text:p text:style-name="P6">-&gt; 1689 <text:s text:c="8"/>params.iterate()</text:p>
      <text:p text:style-name="P6"><text:s text:c="3"/>1691 <text:s text:c="4"/>return params.extract(return_eigenvectors)</text:p>
      <text:p text:style-name="P6"/>
      <text:p text:style-name="P6">File ~/.local/lib/python3.11/site-packages/scipy/sparse/linalg/_eigen/arpack/arpack.py:569, in _SymmetricArpackParams.iterate(self)</text:p>
      <text:p text:style-name="P6"><text:s text:c="4"/>567 <text:s text:c="4"/>pass</text:p>
      <text:p text:style-name="P6"><text:s text:c="4"/>568 elif self.info == 1:</text:p>
      <text:p text:style-name="P6">--&gt; 569 <text:s text:c="4"/>self._raise_no_convergence()</text:p>
      <text:p text:style-name="P6"><text:s text:c="4"/>570 else:</text:p>
      <text:p text:style-name="P6"><text:s text:c="4"/>571 <text:s text:c="4"/>raise ArpackError(self.info, infodict=self.iterate_infodict)</text:p>
      <text:p text:style-name="P6"/>
      <text:p text:style-name="P6">File ~/.local/lib/python3.11/site-packages/scipy/sparse/linalg/_eigen/arpack/arpack.py:375, in _ArpackParams._raise_no_convergence(self)</text:p>
      <text:p text:style-name="P6"><text:s text:c="4"/>373 <text:s text:c="4"/>vec = np.zeros((self.n, 0))</text:p>
      <text:p text:style-name="P6"><text:s text:c="4"/>374 <text:s text:c="4"/>k_ok = 0</text:p>
      <text:p text:style-name="P6">--&gt; 375 raise ArpackNoConvergence(msg % (num_iter, k_ok, self.k), ev, vec)</text:p>
      <text:p text:style-name="P6"/>
      <text:p text:style-name="P5">ArpackNoConvergence: ARPACK error -1: No convergence (1001 iterations, 3/5 eigenvectors converged)</text:p>
      <text:h text:style-name="P1" text:outline-level="3"><text:span text:style-name="Strong_20_Emphasis"/></text:h>
      <text:p text:style-name="P2"><text:span text:style-name="Source_20_Text"># Re-attempting Higher-Order Quantum Field Eigenstate Computation with Increased Iterations</text:span></text:p>
      <text:p text:style-name="P3"/>
      <text:p text:style-name="P3"><text:span text:style-name="Source_20_Text"># Increase ARPACK solver iterations and tolerance</text:span></text:p>
      <text:p text:style-name="P3"><text:span text:style-name="Source_20_Text">try:</text:span></text:p>
      <text:p text:style-name="P3"><text:span text:style-name="Source_20_Text"><text:s text:c="4"/>eigenvalues_H_higher_order, eigenvectors_H_higher_order = eigsh(H_higher_order, k=5, which='SM', maxiter=5000, tol=1e-6)</text:span></text:p>
      <text:p text:style-name="P3"/>
      <text:p text:style-name="P3"><text:span text:style-name="Source_20_Text"><text:s text:c="4"/># Plot refined higher-order quantum field eigenstates</text:span></text:p>
      <text:p text:style-name="P3"><text:span text:style-name="Source_20_Text"><text:s text:c="4"/>plt.figure(figsize=(8, 4))</text:span></text:p>
      <text:p text:style-name="P3"><text:span text:style-name="Source_20_Text"><text:s text:c="4"/>for i in range(5):</text:span></text:p>
      <text:p text:style-name="P3"><text:span text:style-name="Source_20_Text"><text:s text:c="8"/>plt.plot(np.abs(eigenvectors_H_higher_order[:, i])**2, label=f"State {i+1}")</text:span></text:p>
      <text:p text:style-name="P3"/>
      <text:p text:style-name="P3"><text:span text:style-name="Source_20_Text"><text:s text:c="4"/>plt.title("Refined Higher-Order Quantum Field States for Prime Residues")</text:span></text:p>
      <text:p text:style-name="P3"><text:span text:style-name="Source_20_Text"><text:s text:c="4"/>plt.xlabel("Position Index")</text:span></text:p>
      <text:p text:style-name="P3"><text:span text:style-name="Source_20_Text"><text:s text:c="4"/>plt.ylabel("Probability Density")</text:span></text:p>
      <text:p text:style-name="P3"><text:span text:style-name="Source_20_Text"><text:s text:c="4"/>plt.legend()</text:span></text:p>
      <text:p text:style-name="P3"><text:span text:style-name="Source_20_Text"><text:s text:c="4"/>plt.grid(True)</text:span></text:p>
      <text:p text:style-name="P3"><text:span text:style-name="Source_20_Text"><text:s text:c="4"/>plt.show()</text:span></text:p>
      <text:p text:style-name="P3"/>
      <text:p text:style-name="P3"><text:span text:style-name="Source_20_Text"><text:s text:c="4"/># Compute refined mean energy of prime residue quantum states</text:span></text:p>
      <text:p text:style-name="P3"><text:span text:style-name="Source_20_Text"><text:s text:c="4"/>mean_higher_order_energy_refined = np.mean(eigenvalues_H_higher_order)</text:span></text:p>
      <text:p text:style-name="P3"><text:span text:style-name="Source_20_Text">except Exception as e:</text:span></text:p>
      <text:p text:style-name="P3"><text:span text:style-name="Source_20_Text"><text:s text:c="4"/>mean_higher_order_energy_refined = str(e) <text:s/># Capture any errors if convergence fails</text:span></text:p>
      <text:p text:style-name="P3"/>
      <text:p text:style-name="P3"><text:span text:style-name="Source_20_Text"># Proceed with Modular Fractal Cryptographic Encoding</text:span></text:p>
      <text:p text:style-name="P3"/>
      <text:p text:style-name="P3"><text:span text:style-name="Source_20_Text">def fractal_cryptographic_key(prime_residues, iterations=5):</text:span></text:p>
      <text:p text:style-name="P3"><text:span text:style-name="Source_20_Text"><text:s text:c="4"/>"""Generates a fractal key transformation based on prime modular residues."""</text:span></text:p>
      <text:p text:style-name="P3"><text:span text:style-name="Source_20_Text"><text:s text:c="4"/>K_n = np.array(prime_residues, dtype=np.float64)</text:span></text:p>
      <text:p text:style-name="P3"><text:span text:style-name="Source_20_Text"><text:s text:c="4"/>for _ in range(iterations):</text:span></text:p>
      <text:p text:style-name="P3"><text:span text:style-name="Source_20_Text"><text:s text:c="8"/>K_n = (K_n[:-1] + K_n[1:]) / 2 <text:s/># Iterative contraction</text:span></text:p>
      <text:p text:style-name="P3"><text:span text:style-name="Source_20_Text"><text:s text:c="8"/>K_n = np.abs(np.sin(K_n * np.pi / 3)) <text:s/># Nonlinear fractal transformation</text:span></text:p>
      <text:p text:style-name="P3"><text:soft-page-break/><text:span text:style-name="Source_20_Text"><text:s text:c="4"/>return K_n</text:span></text:p>
      <text:p text:style-name="P3"/>
      <text:p text:style-name="P3"><text:span text:style-name="Source_20_Text"># Generate fractal cryptographic keys for mod 5 and mod 7</text:span></text:p>
      <text:p text:style-name="P3"><text:span text:style-name="Source_20_Text">fractal_key_mod_5 = fractal_cryptographic_key(mod_5_residues)</text:span></text:p>
      <text:p text:style-name="P3"><text:span text:style-name="Source_20_Text">fractal_key_mod_7 = fractal_cryptographic_key(mod_7_residues)</text:span></text:p>
      <text:p text:style-name="P3"/>
      <text:p text:style-name="P3"><text:span text:style-name="Source_20_Text"># Compute entropy of fractal cryptographic key distributions</text:span></text:p>
      <text:p text:style-name="P3"><text:span text:style-name="Source_20_Text">entropy_fractal_key_mod_5 = entropy(np.bincount(fractal_key_mod_5.astype(int), minlength=5) / len(fractal_key_mod_5), base=2)</text:span></text:p>
      <text:p text:style-name="P3"><text:span text:style-name="Source_20_Text">entropy_fractal_key_mod_7 = entropy(np.bincount(fractal_key_mod_7.astype(int), minlength=7) / len(fractal_key_mod_7), base=2)</text:span></text:p>
      <text:p text:style-name="P3"/>
      <text:p text:style-name="P3"><text:span text:style-name="Source_20_Text"># Return refined quantum field energy and entropy for fractal cryptographic keys</text:span></text:p>
      <text:p text:style-name="P4"><text:span text:style-name="Source_20_Text">mean_higher_order_energy_refined, entropy_fractal_key_mod_5, entropy_fractal_key_mod_7</text:span></text:p>
      <text:p text:style-name="P9">Result</text:p>
      <text:p text:style-name="P5">(0.0018382855091524444, 0.0, 0.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0:09:58.864812003</meta:creation-date>
    <dc:date>2025-02-09T00:14:02.050082603</dc:date>
    <meta:editing-duration>PT4M3S</meta:editing-duration>
    <meta:editing-cycles>1</meta:editing-cycles>
    <meta:document-statistic meta:table-count="0" meta:image-count="0" meta:object-count="0" meta:page-count="3" meta:paragraph-count="90" meta:word-count="488" meta:character-count="5097" meta:non-whitespace-character-count="4411"/>
    <meta:generator>LibreOffice/24.2.7.2$Linux_X86_64 LibreOffice_project/420$Build-2</meta:generator>
  </office:meta>
</office:document-meta>
</file>